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44in"/>
    </style:style>
    <style:style style:name="co4" style:family="table-column">
      <style:table-column-properties fo:break-before="auto" style:column-width="1.2264in"/>
    </style:style>
    <style:style style:name="co5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occupation</text:p>
          </table:table-cell>
          <table:table-cell office:value-type="string">
            <text:p>receptionist_experience</text:p>
          </table:table-cell>
          <table:table-cell office:value-type="string">
            <text:p>nativelan</text:p>
          </table:table-cell>
          <table:table-cell office:value-type="string">
            <text:p>english_r</text:p>
          </table:table-cell>
          <table:table-cell office:value-type="string">
            <text:p>english_w</text:p>
          </table:table-cell>
          <table:table-cell office:value-type="string">
            <text:p>english_u</text:p>
          </table:table-cell>
          <table:table-cell office:value-type="string">
            <text:p>english_s</text:p>
          </table:table-cell>
          <table:table-cell office:value-type="string">
            <text:p>notsure_word</text:p>
          </table:table-cell>
          <table:table-cell office:value-type="string">
            <text:p>country1</text:p>
          </table:table-cell>
          <table:table-cell office:value-type="string">
            <text:p>age_in1</text:p>
          </table:table-cell>
          <table:table-cell office:value-type="string">
            <text:p>age_out1</text:p>
          </table:table-cell>
          <table:table-cell office:value-type="string">
            <text:p>country2</text:p>
          </table:table-cell>
          <table:table-cell office:value-type="string">
            <text:p>age_in2</text:p>
          </table:table-cell>
          <table:table-cell office:value-type="string">
            <text:p>age_out2</text:p>
          </table:table-cell>
          <table:table-cell office:value-type="string">
            <text:p>country3</text:p>
          </table:table-cell>
          <table:table-cell office:value-type="string">
            <text:p>age_in3</text:p>
          </table:table-cell>
          <table:table-cell office:value-type="string">
            <text:p>age_out3</text:p>
          </table:table-cell>
          <table:table-cell office:value-type="string">
            <text:p>country4</text:p>
          </table:table-cell>
          <table:table-cell office:value-type="string">
            <text:p>age_in4</text:p>
          </table:table-cell>
          <table:table-cell office:value-type="string">
            <text:p>age_out4</text:p>
          </table:table-cell>
          <table:table-cell office:value-type="string">
            <text:p>country5</text:p>
          </table:table-cell>
          <table:table-cell office:value-type="string">
            <text:p>age_in5</text:p>
          </table:table-cell>
          <table:table-cell office:value-type="string">
            <text:p>age_out5</text:p>
          </table:table-cell>
          <table:table-cell office:value-type="string">
            <text:p>tipi1</text:p>
          </table:table-cell>
          <table:table-cell office:value-type="string">
            <text:p>tipi2</text:p>
          </table:table-cell>
          <table:table-cell office:value-type="string">
            <text:p>tipi3</text:p>
          </table:table-cell>
          <table:table-cell office:value-type="string">
            <text:p>tipi4</text:p>
          </table:table-cell>
          <table:table-cell office:value-type="string">
            <text:p>tipi5</text:p>
          </table:table-cell>
          <table:table-cell office:value-type="string">
            <text:p>tipi6</text:p>
          </table:table-cell>
          <table:table-cell office:value-type="string">
            <text:p>tipi7</text:p>
          </table:table-cell>
          <table:table-cell office:value-type="string">
            <text:p>tipi8</text:p>
          </table:table-cell>
          <table:table-cell office:value-type="string">
            <text:p>tipi9</text:p>
          </table:table-cell>
          <table:table-cell office:value-type="string">
            <text:p>tipi10</text:p>
          </table:table-cell>
          <table:table-cell office:value-type="string">
            <text:p>affect1</text:p>
          </table:table-cell>
          <table:table-cell office:value-type="string">
            <text:p>affect2</text:p>
          </table:table-cell>
          <table:table-cell office:value-type="string">
            <text:p>affect3</text:p>
          </table:table-cell>
          <table:table-cell office:value-type="string">
            <text:p>affect4</text:p>
          </table:table-cell>
          <table:table-cell office:value-type="string">
            <text:p>affect5</text:p>
          </table:table-cell>
          <table:table-cell office:value-type="string">
            <text:p>affect6</text:p>
          </table:table-cell>
          <table:table-cell office:value-type="string">
            <text:p>affect7</text:p>
          </table:table-cell>
          <table:table-cell office:value-type="string">
            <text:p>affect8</text:p>
          </table:table-cell>
          <table:table-cell office:value-type="string">
            <text:p>affect9</text:p>
          </table:table-cell>
          <table:table-cell office:value-type="string">
            <text:p>affect10</text:p>
          </table:table-cell>
          <table:table-cell office:value-type="string">
            <text:p>affect11</text:p>
          </table:table-cell>
          <table:table-cell office:value-type="string">
            <text:p>affect12</text:p>
          </table:table-cell>
          <table:table-cell office:value-type="string">
            <text:p>affect13</text:p>
          </table:table-cell>
          <table:table-cell office:value-type="string">
            <text:p>affect14</text:p>
          </table:table-cell>
          <table:table-cell office:value-type="string">
            <text:p>affect15</text:p>
          </table:table-cell>
          <table:table-cell office:value-type="string">
            <text:p>affect16</text:p>
          </table:table-cell>
          <table:table-cell office:value-type="string">
            <text:p>affect17</text:p>
          </table:table-cell>
          <table:table-cell office:value-type="string">
            <text:p>affect18</text:p>
          </table:table-cell>
          <table:table-cell office:value-type="string">
            <text:p>affect19</text:p>
          </table:table-cell>
          <table:table-cell office:value-type="string">
            <text:p>affect20</text:p>
          </table:table-cell>
          <table:table-cell office:value-type="string">
            <text:p>permission_to_show_av</text:p>
          </table:table-cell>
          <table:table-cell office:value-type="string">
            <text:p>notes</text:p>
          </table:table-cell>
          <table:table-cell office:value-type="string">
            <text:p>day</text:p>
          </table:table-cell>
          <table:table-cell office:value-type="string">
            <text:p>sit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string">
            <text:p>staff</text:p>
          </table:table-cell>
          <table:table-cell office:value-type="string">
            <text:p>yes</text:p>
          </table:table-cell>
          <table:table-cell office:value-type="string">
            <text:p>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Qata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Yemen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Palestine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Qatar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staff at cmu, have a receptionist experience</text:p>
          </table:table-cell>
          <table:table-cell office:value-type="float" office:value="1">
            <text:p>1</text:p>
          </table:table-cell>
          <table:table-cell office:value-type="string">
            <text:p>qatar</text:p>
          </table:table-cell>
          <table:table-cell office:value-type="string">
            <text:p>video107, video108, video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 office:value-type="string">
            <text:p>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extraverted</text:p>
          </table:table-cell>
          <table:table-cell office:value-type="string">
            <text:p>Iraq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Qatar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t cmu student</text:p>
          </table:table-cell>
          <table:table-cell office:value-type="float" office:value="1">
            <text:p>1</text:p>
          </table:table-cell>
          <table:table-cell office:value-type="string">
            <text:p>qatar</text:p>
          </table:table-cell>
          <table:table-cell office:value-type="string">
            <text:p>video107, video1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 office:value-type="string">
            <text:p>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extraverted</text:p>
          </table:table-cell>
          <table:table-cell office:value-type="string">
            <text:p>Egyp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Saudi Arabia</text:p>
          </table:table-cell>
          <table:table-cell table:number-columns-repeated="2" office:value-type="float" office:value="16">
            <text:p>16</text:p>
          </table:table-cell>
          <table:table-cell table:number-columns-repeated="6"/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cmu student</text:p>
          </table:table-cell>
          <table:table-cell office:value-type="float" office:value="1">
            <text:p>1</text:p>
          </table:table-cell>
          <table:table-cell office:value-type="string">
            <text:p>qata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student</text:p>
          </table:table-cell>
          <table:table-cell office:value-type="string">
            <text:p>no</text:p>
          </table:table-cell>
          <table:table-cell office:value-type="string">
            <text:p>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quarrelsome</text:p>
          </table:table-cell>
          <table:table-cell office:value-type="string">
            <text:p>Qata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cmu student</text:p>
          </table:table-cell>
          <table:table-cell office:value-type="float" office:value="1">
            <text:p>1</text:p>
          </table:table-cell>
          <table:table-cell office:value-type="string">
            <text:p>qatar</text:p>
          </table:table-cell>
          <table:table-cell office:value-type="string">
            <text:p>video1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Arabi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xtraverted, quarrelsome</text:p>
          </table:table-cell>
          <table:table-cell office:value-type="string">
            <text:p>Algeri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Qatar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9"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qata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extraverted</text:p>
          </table:table-cell>
          <table:table-cell office:value-type="string">
            <text:p>Pakist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9"/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t cmu student</text:p>
          </table:table-cell>
          <table:table-cell office:value-type="float" office:value="2">
            <text:p>2</text:p>
          </table:table-cell>
          <table:table-cell office:value-type="string">
            <text:p>qata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Arabi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xtraverted, quarrelsome</text:p>
          </table:table-cell>
          <table:table-cell office:value-type="string">
            <text:p>Alge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Qatar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cmu student</text:p>
          </table:table-cell>
          <table:table-cell office:value-type="float" office:value="2">
            <text:p>2</text:p>
          </table:table-cell>
          <table:table-cell office:value-type="string">
            <text:p>qata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research staff</text:p>
          </table:table-cell>
          <table:table-cell office:value-type="string">
            <text:p>na</text:p>
          </table:table-cell>
          <table:table-cell office:value-type="string">
            <text:p>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quarrelsome</text:p>
          </table:table-cell>
          <table:table-cell office:value-type="string">
            <text:p>Qatar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2"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staff</text:p>
          </table:table-cell>
          <table:table-cell office:value-type="float" office:value="2">
            <text:p>2</text:p>
          </table:table-cell>
          <table:table-cell office:value-type="string">
            <text:p>qatar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faculty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2"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summer visiting faculty</text:p>
          </table:table-cell>
          <table:table-cell office:value-type="string">
            <text:p>3 (am)</text:p>
          </table:table-cell>
          <table:table-cell office:value-type="string">
            <text:p>qata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English, Hindi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Oman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Qatar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USA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student</text:p>
          </table:table-cell>
          <table:table-cell office:value-type="string">
            <text:p>3 (pm)</text:p>
          </table:table-cell>
          <table:table-cell office:value-type="string">
            <text:p>qatar</text:p>
          </table:table-cell>
          <table:table-cell office:value-type="string">
            <text:p>video35, video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extraverted, sympathetic</text:p>
          </table:table-cell>
          <table:table-cell office:value-type="string">
            <text:p>Oma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Egyp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Qatar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not cmu student</text:p>
          </table:table-cell>
          <table:table-cell office:value-type="string">
            <text:p>3 (pm)</text:p>
          </table:table-cell>
          <table:table-cell office:value-type="string">
            <text:p>qatar</text:p>
          </table:table-cell>
          <table:table-cell office:value-type="string">
            <text:p>video38, video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string">
            <text:p>female</text:p>
          </table:table-cell>
          <table:table-cell office:value-type="string">
            <text:p>faculty</text:p>
          </table:table-cell>
          <table:table-cell office:value-type="string">
            <text:p>yes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Qatar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9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cmu faculty</text:p>
          </table:table-cell>
          <table:table-cell office:value-type="string">
            <text:p>3 (pm)</text:p>
          </table:table-cell>
          <table:table-cell office:value-type="string">
            <text:p>qatar</text:p>
          </table:table-cell>
          <table:table-cell office:value-type="string">
            <text:p>video38, video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Tulu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Qatar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student</text:p>
          </table:table-cell>
          <table:table-cell office:value-type="string">
            <text:p>3 (pm)</text:p>
          </table:table-cell>
          <table:table-cell office:value-type="string">
            <text:p>qatar</text:p>
          </table:table-cell>
          <table:table-cell office:value-type="string">
            <text:p>video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</text:p>
          </table:table-cell>
          <table:table-cell office:value-type="string">
            <text:p>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USA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Pakistan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Qatar</text:p>
          </table:table-cell>
          <table:table-cell office:value-type="float" office:value="19">
            <text:p>19</text:p>
          </table:table-cell>
          <table:table-cell office:value-type="string">
            <text:p>now</text:p>
          </table:table-cell>
          <table:table-cell table:number-columns-repeated="3"/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student</text:p>
          </table:table-cell>
          <table:table-cell office:value-type="string">
            <text:p>3 (pm)</text:p>
          </table:table-cell>
          <table:table-cell office:value-type="string">
            <text:p>qatar</text:p>
          </table:table-cell>
          <table:table-cell office:value-type="string">
            <text:p>video35, video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cmu student</text:p>
          </table:table-cell>
          <table:table-cell/>
          <table:table-cell office:value-type="string">
            <text:p>pittsburgh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string">
            <text:p>research staff, faculty</text:p>
          </table:table-cell>
          <table:table-cell office:value-type="string">
            <text:p>na</text:p>
          </table:table-cell>
          <table:table-cell office:value-type="string">
            <text:p>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extraverted</text:p>
          </table:table-cell>
          <table:table-cell office:value-type="string">
            <text:p>Saudi Arabia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SA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Spain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USA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t a cmu person</text:p>
          </table:table-cell>
          <table:table-cell/>
          <table:table-cell office:value-type="string">
            <text:p>pittsburgh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student, faculty</text:p>
          </table:table-cell>
          <table:table-cell office:value-type="string">
            <text:p>na</text:p>
          </table:table-cell>
          <table:table-cell office:value-type="string">
            <text:p>French, Lebanese Arabic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none</text:p>
          </table:table-cell>
          <table:table-cell office:value-type="string">
            <text:p>Lebano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2"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visiting faculty</text:p>
          </table:table-cell>
          <table:table-cell/>
          <table:table-cell office:value-type="string">
            <text:p>pittsburgh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office:value-type="string">
            <text:p>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string">
            <text:p>now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not a cmu person, strong east asian accent</text:p>
          </table:table-cell>
          <table:table-cell/>
          <table:table-cell office:value-type="string">
            <text:p>pittsburgh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string">
            <text:p>female</text:p>
          </table:table-cell>
          <table:table-cell office:value-type="string">
            <text:p>staff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1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staff</text:p>
          </table:table-cell>
          <table:table-cell/>
          <table:table-cell office:value-type="string">
            <text:p>pittsburgh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string">
            <text:p>other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France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USA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t a cmu person</text:p>
          </table:table-cell>
          <table:table-cell/>
          <table:table-cell office:value-type="string">
            <text:p>pittsburgh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student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USA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cmu student</text:p>
          </table:table-cell>
          <table:table-cell/>
          <table:table-cell office:value-type="string">
            <text:p>pittsburgh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string">
            <text:p>other</text:p>
          </table:table-cell>
          <table:table-cell office:value-type="string">
            <text:p>na</text:p>
          </table:table-cell>
          <table:table-cell office:value-type="string">
            <text:p>English</text:p>
          </table:table-cell>
          <table:table-cell table:number-columns-repeated="4"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Cana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ot a cmu person</text:p>
          </table:table-cell>
          <table:table-cell/>
          <table:table-cell office:value-type="string">
            <text:p>pittsburgh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Verdan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/03/2012</text:date>, <text:time>02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xim</meta:initial-creator>
    <meta:creation-date>2010-04-12T14:21:19</meta:creation-date>
    <dc:creator>Maxim </dc:creator>
    <dc:date>2012-03-03T02:30:55</dc:date>
    <meta:editing-cycles>66</meta:editing-cycles>
    <meta:editing-duration>PT11H38M42S</meta:editing-duration>
    <meta:document-statistic meta:table-count="3" meta:cell-count="1185" meta:object-count="0"/>
    <meta:user-defined meta:name="Info 1"/>
    <meta:user-defined meta:name="Info 2"/>
    <meta:user-defined meta:name="Info 3"/>
    <meta:user-defined meta:name="Info 4"/>
  </office:meta>
</office:document-meta>
</file>